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130370" officeooo:paragraph-rsid="000d8457"/>
    </style:style>
    <style:style style:name="P2" style:family="paragraph" style:parent-style-name="Standard">
      <style:text-properties fo:language="en" fo:country="GB" officeooo:rsid="00130370" officeooo:paragraph-rsid="0010eda0"/>
    </style:style>
    <style:style style:name="P3" style:family="paragraph" style:parent-style-name="Standard">
      <style:text-properties fo:language="en" fo:country="GB" fo:font-weight="bold" officeooo:rsid="000f52b6" officeooo:paragraph-rsid="000d8457" style:font-weight-asian="bold" style:font-weight-complex="bold"/>
    </style:style>
    <style:style style:name="P4" style:family="paragraph" style:parent-style-name="Standard">
      <style:text-properties fo:language="en" fo:country="GB" fo:font-weight="bold" officeooo:rsid="001d1e21" officeooo:paragraph-rsid="000d8457" style:font-weight-asian="bold" style:font-weight-complex="bold"/>
    </style:style>
    <style:style style:name="P5" style:family="paragraph" style:parent-style-name="Standard">
      <style:text-properties fo:language="en" fo:country="GB" fo:font-weight="bold" officeooo:rsid="003076f3" officeooo:paragraph-rsid="000f707c" style:font-weight-asian="bold" style:font-weight-complex="bold"/>
    </style:style>
    <style:style style:name="P6" style:family="paragraph" style:parent-style-name="Standard">
      <style:text-properties fo:language="en" fo:country="GB" fo:font-weight="bold" officeooo:rsid="0010e6e9" officeooo:paragraph-rsid="0010e6e9" style:font-weight-asian="bold" style:font-weight-complex="bold"/>
    </style:style>
    <style:style style:name="P7" style:family="paragraph" style:parent-style-name="Standard">
      <style:text-properties fo:language="en" fo:country="GB" fo:font-weight="bold" officeooo:rsid="0010e6e9" officeooo:paragraph-rsid="0019c7a3" style:font-weight-asian="bold" style:font-weight-complex="bold"/>
    </style:style>
    <style:style style:name="P8" style:family="paragraph" style:parent-style-name="Standard">
      <style:text-properties fo:language="en" fo:country="GB" fo:font-weight="bold" officeooo:rsid="0010eda0" officeooo:paragraph-rsid="0010eda0" style:font-weight-asian="bold" style:font-weight-complex="bold"/>
    </style:style>
    <style:style style:name="P9" style:family="paragraph" style:parent-style-name="Standard">
      <style:text-properties fo:language="en" fo:country="GB" officeooo:rsid="0020d392" officeooo:paragraph-rsid="000d8457"/>
    </style:style>
    <style:style style:name="P10" style:family="paragraph" style:parent-style-name="Standard">
      <style:text-properties fo:language="en" fo:country="GB" officeooo:rsid="0051f68e" officeooo:paragraph-rsid="000d8457"/>
    </style:style>
    <style:style style:name="P11" style:family="paragraph" style:parent-style-name="Standard">
      <style:text-properties fo:language="en" fo:country="GB" officeooo:rsid="00544e39" officeooo:paragraph-rsid="000d8457"/>
    </style:style>
    <style:style style:name="P12" style:family="paragraph" style:parent-style-name="Standard">
      <style:text-properties fo:language="en" fo:country="GB" officeooo:rsid="000f52b6" officeooo:paragraph-rsid="000d8457"/>
    </style:style>
    <style:style style:name="P13" style:family="paragraph" style:parent-style-name="Standard">
      <style:text-properties fo:language="en" fo:country="GB" officeooo:rsid="001d1e21" officeooo:paragraph-rsid="000d8457"/>
    </style:style>
    <style:style style:name="P14" style:family="paragraph" style:parent-style-name="Standard">
      <style:text-properties fo:language="en" fo:country="GB" officeooo:rsid="00145552" officeooo:paragraph-rsid="000d8457"/>
    </style:style>
    <style:style style:name="P15" style:family="paragraph" style:parent-style-name="Standard">
      <style:text-properties fo:language="en" fo:country="GB" officeooo:rsid="00145552" officeooo:paragraph-rsid="001186c8"/>
    </style:style>
    <style:style style:name="P16" style:family="paragraph" style:parent-style-name="Standard">
      <style:text-properties fo:language="en" fo:country="GB" officeooo:rsid="0017bfda" officeooo:paragraph-rsid="000d8457"/>
    </style:style>
    <style:style style:name="P17" style:family="paragraph" style:parent-style-name="Standard">
      <style:text-properties fo:language="en" fo:country="GB" fo:font-style="italic" officeooo:rsid="002a6610" officeooo:paragraph-rsid="000d8457" style:font-style-asian="italic" style:font-style-complex="italic"/>
    </style:style>
    <style:style style:name="P18" style:family="paragraph" style:parent-style-name="Standard">
      <style:text-properties fo:language="en" fo:country="GB" fo:font-style="italic" officeooo:rsid="002a6610" officeooo:paragraph-rsid="001ba50c" style:font-style-asian="italic" style:font-style-complex="italic"/>
    </style:style>
    <style:style style:name="P19" style:family="paragraph" style:parent-style-name="Standard">
      <style:text-properties fo:language="en" fo:country="GB" fo:font-style="italic" officeooo:rsid="002a6610" officeooo:paragraph-rsid="00214e9f" style:font-style-asian="italic" style:font-style-complex="italic"/>
    </style:style>
    <style:style style:name="P20" style:family="paragraph" style:parent-style-name="Standard">
      <style:text-properties fo:language="en" fo:country="GB" fo:font-style="italic" officeooo:rsid="002be485" officeooo:paragraph-rsid="000d8457" style:font-style-asian="italic" style:font-style-complex="italic"/>
    </style:style>
    <style:style style:name="P21" style:family="paragraph" style:parent-style-name="Standard">
      <style:text-properties fo:language="en" fo:country="GB" fo:font-style="italic" officeooo:rsid="00145552" officeooo:paragraph-rsid="001186c8" style:font-style-asian="italic" style:font-style-complex="italic"/>
    </style:style>
    <style:style style:name="P22" style:family="paragraph" style:parent-style-name="Standard">
      <style:text-properties fo:language="en" fo:country="GB" fo:font-style="italic" officeooo:rsid="00145552" officeooo:paragraph-rsid="00214e9f" style:font-style-asian="italic" style:font-style-complex="italic"/>
    </style:style>
    <style:style style:name="P23" style:family="paragraph" style:parent-style-name="Standard">
      <style:text-properties fo:language="en" fo:country="GB" fo:font-style="italic" officeooo:rsid="000f707c" officeooo:paragraph-rsid="001186c8" style:font-style-asian="italic" style:font-style-complex="italic"/>
    </style:style>
    <style:style style:name="P24" style:family="paragraph" style:parent-style-name="Standard">
      <style:text-properties fo:language="en" fo:country="GB" fo:font-style="italic" officeooo:rsid="000f707c" officeooo:paragraph-rsid="00214e9f" style:font-style-asian="italic" style:font-style-complex="italic"/>
    </style:style>
    <style:style style:name="P25" style:family="paragraph" style:parent-style-name="Standard">
      <style:text-properties fo:language="en" fo:country="GB" fo:font-style="italic" officeooo:rsid="001ccec5" officeooo:paragraph-rsid="001186c8" style:font-style-asian="italic" style:font-style-complex="italic"/>
    </style:style>
    <style:style style:name="P26" style:family="paragraph" style:parent-style-name="Standard">
      <style:text-properties fo:language="en" fo:country="GB" fo:font-style="italic" officeooo:rsid="00153a6d" officeooo:paragraph-rsid="0012b2e4" style:font-style-asian="italic" style:font-style-complex="italic"/>
    </style:style>
    <style:style style:name="P27" style:family="paragraph" style:parent-style-name="Standard">
      <style:text-properties fo:language="en" fo:country="GB" fo:font-style="italic" officeooo:rsid="00153a6d" officeooo:paragraph-rsid="00214e9f" style:font-style-asian="italic" style:font-style-complex="italic"/>
    </style:style>
    <style:style style:name="P28" style:family="paragraph" style:parent-style-name="Standard">
      <style:text-properties fo:language="en" fo:country="GB" fo:font-style="italic" officeooo:rsid="0012b2e4" officeooo:paragraph-rsid="0012b2e4" style:font-style-asian="italic" style:font-style-complex="italic"/>
    </style:style>
    <style:style style:name="P29" style:family="paragraph" style:parent-style-name="Standard">
      <style:text-properties fo:language="en" fo:country="GB" fo:font-style="italic" officeooo:rsid="0015cf8c" officeooo:paragraph-rsid="001ba50c" style:font-style-asian="italic" style:font-style-complex="italic"/>
    </style:style>
    <style:style style:name="P30" style:family="paragraph" style:parent-style-name="Standard">
      <style:text-properties fo:language="en" fo:country="GB" fo:font-style="italic" officeooo:rsid="0015cf8c" officeooo:paragraph-rsid="00214e9f" style:font-style-asian="italic" style:font-style-complex="italic"/>
    </style:style>
    <style:style style:name="P31" style:family="paragraph" style:parent-style-name="Standard">
      <style:text-properties fo:language="en" fo:country="GB" fo:font-style="italic" officeooo:rsid="0016c903" officeooo:paragraph-rsid="001ba50c" style:font-style-asian="italic" style:font-style-complex="italic"/>
    </style:style>
    <style:style style:name="P32" style:family="paragraph" style:parent-style-name="Standard">
      <style:text-properties fo:language="en" fo:country="GB" fo:font-style="italic" officeooo:rsid="0016c903" officeooo:paragraph-rsid="00214e9f" style:font-style-asian="italic" style:font-style-complex="italic"/>
    </style:style>
    <style:style style:name="P33" style:family="paragraph" style:parent-style-name="Standard">
      <style:text-properties fo:language="en" fo:country="GB" fo:font-style="italic" officeooo:rsid="0015b5ec" officeooo:paragraph-rsid="00214e9f" style:font-style-asian="italic" style:font-style-complex="italic"/>
    </style:style>
    <style:style style:name="P34" style:family="paragraph" style:parent-style-name="Standard">
      <style:text-properties fo:language="en" fo:country="GB" fo:font-style="italic" fo:font-weight="normal" officeooo:rsid="001ccec5" officeooo:paragraph-rsid="00214e9f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language="en" fo:country="GB" fo:font-style="italic" fo:font-weight="normal" officeooo:rsid="0015cf8c" officeooo:paragraph-rsid="00214e9f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language="en" fo:country="GB" fo:font-style="italic" fo:font-weight="normal" officeooo:rsid="00214e9f" officeooo:paragraph-rsid="00214e9f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language="en" fo:country="GB" fo:font-style="italic" fo:font-weight="normal" officeooo:rsid="001ef9fa" officeooo:paragraph-rsid="002319e6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language="en" fo:country="GB" officeooo:rsid="00153a6d" officeooo:paragraph-rsid="000d8457"/>
    </style:style>
    <style:style style:name="P39" style:family="paragraph" style:parent-style-name="Standard">
      <style:text-properties fo:language="en" fo:country="GB" officeooo:rsid="00153a6d" officeooo:paragraph-rsid="00214e9f"/>
    </style:style>
    <style:style style:name="P40" style:family="paragraph" style:parent-style-name="Standard">
      <style:text-properties fo:language="en" fo:country="GB" officeooo:rsid="0015b5ec" officeooo:paragraph-rsid="000d8457"/>
    </style:style>
    <style:style style:name="P41" style:family="paragraph" style:parent-style-name="Standard">
      <style:text-properties fo:language="en" fo:country="GB" officeooo:rsid="0015b5ec" officeooo:paragraph-rsid="00214e9f"/>
    </style:style>
    <style:style style:name="P42" style:family="paragraph" style:parent-style-name="Standard">
      <style:text-properties fo:language="en" fo:country="GB" officeooo:rsid="0015cf8c" officeooo:paragraph-rsid="000d8457"/>
    </style:style>
    <style:style style:name="P43" style:family="paragraph" style:parent-style-name="Standard">
      <style:text-properties fo:language="en" fo:country="GB" officeooo:rsid="0015cf8c" officeooo:paragraph-rsid="001ba50c"/>
    </style:style>
    <style:style style:name="P44" style:family="paragraph" style:parent-style-name="Standard">
      <style:text-properties fo:language="en" fo:country="GB" officeooo:rsid="0015cf8c" officeooo:paragraph-rsid="00214e9f"/>
    </style:style>
    <style:style style:name="P45" style:family="paragraph" style:parent-style-name="Standard">
      <style:text-properties fo:language="en" fo:country="GB" officeooo:rsid="002a6610" officeooo:paragraph-rsid="000d8457"/>
    </style:style>
    <style:style style:name="P46" style:family="paragraph" style:parent-style-name="Standard">
      <style:text-properties fo:language="en" fo:country="GB" officeooo:rsid="002a6610" officeooo:paragraph-rsid="001ba50c"/>
    </style:style>
    <style:style style:name="P47" style:family="paragraph" style:parent-style-name="Standard">
      <style:text-properties fo:language="en" fo:country="GB" officeooo:rsid="002a6610" officeooo:paragraph-rsid="00214e9f"/>
    </style:style>
    <style:style style:name="P48" style:family="paragraph" style:parent-style-name="Standard">
      <style:text-properties fo:language="en" fo:country="GB" officeooo:rsid="0016c903" officeooo:paragraph-rsid="000d8457"/>
    </style:style>
    <style:style style:name="P49" style:family="paragraph" style:parent-style-name="Standard">
      <style:text-properties fo:language="en" fo:country="GB" officeooo:rsid="0016c903" officeooo:paragraph-rsid="001ba50c"/>
    </style:style>
    <style:style style:name="P50" style:family="paragraph" style:parent-style-name="Standard">
      <style:text-properties fo:language="en" fo:country="GB" officeooo:rsid="0016c903" officeooo:paragraph-rsid="00214e9f"/>
    </style:style>
    <style:style style:name="P51" style:family="paragraph" style:parent-style-name="Standard">
      <style:text-properties fo:language="en" fo:country="GB" officeooo:rsid="002a746a" officeooo:paragraph-rsid="000d8457"/>
    </style:style>
    <style:style style:name="P52" style:family="paragraph" style:parent-style-name="Standard">
      <style:text-properties fo:language="en" fo:country="GB" officeooo:rsid="000f707c" officeooo:paragraph-rsid="000f707c"/>
    </style:style>
    <style:style style:name="P53" style:family="paragraph" style:parent-style-name="Standard">
      <style:text-properties fo:language="en" fo:country="GB" officeooo:rsid="0010e6e9" officeooo:paragraph-rsid="0010e6e9"/>
    </style:style>
    <style:style style:name="P54" style:family="paragraph" style:parent-style-name="Standard">
      <style:text-properties fo:language="en" fo:country="GB" officeooo:rsid="0010e6e9" officeooo:paragraph-rsid="001b1987"/>
    </style:style>
    <style:style style:name="P55" style:family="paragraph" style:parent-style-name="Standard">
      <style:text-properties fo:language="en" fo:country="GB" officeooo:rsid="0010e6e9" officeooo:paragraph-rsid="001ba50c"/>
    </style:style>
    <style:style style:name="P56" style:family="paragraph" style:parent-style-name="Standard">
      <style:text-properties fo:language="en" fo:country="GB" officeooo:rsid="0010eda0" officeooo:paragraph-rsid="0010eda0"/>
    </style:style>
    <style:style style:name="P57" style:family="paragraph" style:parent-style-name="Standard">
      <style:text-properties fo:language="en" fo:country="GB" officeooo:rsid="001186c8" officeooo:paragraph-rsid="001186c8"/>
    </style:style>
    <style:style style:name="P58" style:family="paragraph" style:parent-style-name="Standard">
      <style:text-properties fo:language="en" fo:country="GB" officeooo:rsid="001ccec5" officeooo:paragraph-rsid="001186c8"/>
    </style:style>
    <style:style style:name="P59" style:family="paragraph" style:parent-style-name="Standard">
      <style:text-properties fo:language="en" fo:country="GB" officeooo:rsid="0012b2e4" officeooo:paragraph-rsid="0012b2e4"/>
    </style:style>
    <style:style style:name="P60" style:family="paragraph" style:parent-style-name="Standard">
      <style:text-properties fo:language="en" fo:country="GB" fo:font-style="normal" officeooo:rsid="0012b2e4" officeooo:paragraph-rsid="0012b2e4" style:font-style-asian="normal" style:font-style-complex="normal"/>
    </style:style>
    <style:style style:name="P61" style:family="paragraph" style:parent-style-name="Standard">
      <style:text-properties fo:language="en" fo:country="GB" fo:font-style="normal" officeooo:rsid="001eea8b" officeooo:paragraph-rsid="00202d29" style:font-style-asian="normal" style:font-style-complex="normal"/>
    </style:style>
    <style:style style:name="P62" style:family="paragraph" style:parent-style-name="Standard">
      <style:text-properties fo:language="en" fo:country="GB" fo:font-style="normal" officeooo:rsid="00145552" officeooo:paragraph-rsid="00214e9f" style:font-style-asian="normal" style:font-style-complex="normal"/>
    </style:style>
    <style:style style:name="P63" style:family="paragraph" style:parent-style-name="Standard">
      <style:text-properties fo:language="en" fo:country="GB" fo:font-style="normal" officeooo:rsid="000f707c" officeooo:paragraph-rsid="00214e9f" style:font-style-asian="normal" style:font-style-complex="normal"/>
    </style:style>
    <style:style style:name="P64" style:family="paragraph" style:parent-style-name="Standard">
      <style:text-properties fo:language="en" fo:country="GB" fo:font-style="normal" officeooo:rsid="00214e9f" officeooo:paragraph-rsid="00214e9f" style:font-style-asian="normal" style:font-style-complex="normal"/>
    </style:style>
    <style:style style:name="P65" style:family="paragraph" style:parent-style-name="Standard">
      <style:text-properties fo:language="en" fo:country="GB" officeooo:rsid="0013ed91" officeooo:paragraph-rsid="0013ed91"/>
    </style:style>
    <style:style style:name="P66" style:family="paragraph" style:parent-style-name="Standard">
      <style:text-properties fo:language="en" fo:country="GB" fo:font-weight="normal" officeooo:rsid="0014e130" officeooo:paragraph-rsid="0014e130" style:font-weight-asian="normal" style:font-weight-complex="normal"/>
    </style:style>
    <style:style style:name="P67" style:family="paragraph" style:parent-style-name="Standard">
      <style:text-properties fo:language="en" fo:country="GB" fo:font-weight="normal" officeooo:rsid="001648c8" officeooo:paragraph-rsid="001648c8" style:font-weight-asian="normal" style:font-weight-complex="normal"/>
    </style:style>
    <style:style style:name="P68" style:family="paragraph" style:parent-style-name="Standard">
      <style:text-properties fo:language="en" fo:country="GB" fo:font-weight="normal" officeooo:rsid="0010eda0" officeooo:paragraph-rsid="0010eda0" style:font-weight-asian="normal" style:font-weight-complex="normal"/>
    </style:style>
    <style:style style:name="P69" style:family="paragraph" style:parent-style-name="Standard">
      <style:text-properties fo:language="en" fo:country="GB" fo:font-weight="normal" officeooo:rsid="00214e9f" officeooo:paragraph-rsid="00214e9f" style:font-weight-asian="normal" style:font-weight-complex="normal"/>
    </style:style>
    <style:style style:name="P70" style:family="paragraph" style:parent-style-name="Standard">
      <style:text-properties fo:language="en" fo:country="GB" fo:font-weight="normal" officeooo:rsid="0015cf8c" officeooo:paragraph-rsid="00214e9f" style:font-weight-asian="normal" style:font-weight-complex="normal"/>
    </style:style>
    <style:style style:name="P71" style:family="paragraph" style:parent-style-name="Standard">
      <style:text-properties fo:language="en" fo:country="GB" fo:font-weight="normal" officeooo:rsid="002319e6" officeooo:paragraph-rsid="002319e6" style:font-weight-asian="normal" style:font-weight-complex="normal"/>
    </style:style>
    <style:style style:name="P72" style:family="paragraph" style:parent-style-name="Standard">
      <style:text-properties fo:language="en" fo:country="GB" officeooo:rsid="00181103" officeooo:paragraph-rsid="00181103"/>
    </style:style>
    <style:style style:name="P73" style:family="paragraph" style:parent-style-name="Standard">
      <style:text-properties fo:language="en" fo:country="GB" officeooo:rsid="0018241e" officeooo:paragraph-rsid="0018241e"/>
    </style:style>
    <style:style style:name="P74" style:family="paragraph" style:parent-style-name="Standard">
      <style:text-properties fo:language="en" fo:country="GB" officeooo:rsid="001e55a6" officeooo:paragraph-rsid="001e55a6"/>
    </style:style>
    <style:style style:name="P75" style:family="paragraph" style:parent-style-name="Standard">
      <style:text-properties fo:language="en" fo:country="GB" officeooo:rsid="001eea8b" officeooo:paragraph-rsid="001eea8b"/>
    </style:style>
    <style:style style:name="P76" style:family="paragraph" style:parent-style-name="Standard">
      <style:text-properties fo:language="en" fo:country="GB" officeooo:rsid="00214e9f" officeooo:paragraph-rsid="00214e9f"/>
    </style:style>
    <style:style style:name="P77" style:family="paragraph" style:parent-style-name="Standard">
      <style:text-properties officeooo:rsid="0051f68e" officeooo:paragraph-rsid="000d8457"/>
    </style:style>
    <style:style style:name="P78" style:family="paragraph" style:parent-style-name="Standard">
      <style:text-properties fo:font-style="italic" officeooo:paragraph-rsid="000d8457" style:font-style-asian="italic" style:font-style-complex="italic"/>
    </style:style>
    <style:style style:name="P79" style:family="paragraph" style:parent-style-name="Standard">
      <style:text-properties fo:font-style="italic" officeooo:paragraph-rsid="0019c7a3" style:font-style-asian="italic" style:font-style-complex="italic"/>
    </style:style>
    <style:style style:name="P80" style:family="paragraph" style:parent-style-name="Standard">
      <style:text-properties fo:font-style="italic" officeooo:paragraph-rsid="001b1987" style:font-style-asian="italic" style:font-style-complex="italic"/>
    </style:style>
    <style:style style:name="P81" style:family="paragraph" style:parent-style-name="Standard">
      <style:text-properties fo:font-style="italic" officeooo:paragraph-rsid="001ba50c" style:font-style-asian="italic" style:font-style-complex="italic"/>
    </style:style>
    <style:style style:name="P82" style:family="paragraph" style:parent-style-name="Standard">
      <style:text-properties fo:font-style="italic" officeooo:rsid="001ba50c" officeooo:paragraph-rsid="001ba50c" style:font-style-asian="italic" style:font-style-complex="italic"/>
    </style:style>
    <style:style style:name="P83" style:family="paragraph" style:parent-style-name="Standard">
      <style:text-properties fo:font-style="italic" officeooo:rsid="001ba50c" officeooo:paragraph-rsid="00214e9f" style:font-style-asian="italic" style:font-style-complex="italic"/>
    </style:style>
    <style:style style:name="P84" style:family="paragraph" style:parent-style-name="Standard">
      <style:text-properties fo:font-style="italic" officeooo:paragraph-rsid="00202d29" style:font-style-asian="italic" style:font-style-complex="italic"/>
    </style:style>
    <style:style style:name="P85" style:family="paragraph" style:parent-style-name="Standard">
      <style:text-properties fo:font-style="italic" officeooo:paragraph-rsid="00214e9f" style:font-style-asian="italic" style:font-style-complex="italic"/>
    </style:style>
    <style:style style:name="P86" style:family="paragraph" style:parent-style-name="Standard">
      <style:text-properties fo:font-style="italic" officeooo:paragraph-rsid="002319e6" style:font-style-asian="italic" style:font-style-complex="italic"/>
    </style:style>
    <style:style style:name="P87" style:family="paragraph" style:parent-style-name="Standard">
      <style:text-properties officeooo:paragraph-rsid="000d8457"/>
    </style:style>
    <style:style style:name="P88" style:family="paragraph" style:parent-style-name="Standard">
      <style:text-properties officeooo:rsid="001ef9fa" officeooo:paragraph-rsid="0012b2e4"/>
    </style:style>
    <style:style style:name="P89" style:family="paragraph" style:parent-style-name="Standard">
      <style:text-properties officeooo:paragraph-rsid="0012b2e4"/>
    </style:style>
    <style:style style:name="P90" style:family="paragraph" style:parent-style-name="Standard">
      <style:text-properties style:use-window-font-color="true" style:font-name="Times-Roman" fo:font-size="12pt" fo:font-style="normal" fo:font-weight="normal" officeooo:paragraph-rsid="001ba50c" style:font-size-asian="12pt" style:font-style-asian="normal" style:font-weight-asian="normal"/>
    </style:style>
    <style:style style:name="P91" style:family="paragraph" style:parent-style-name="Standard">
      <style:text-properties style:use-window-font-color="true" style:font-name="Times-Roman" fo:font-size="12pt" fo:font-style="normal" fo:font-weight="normal" officeooo:paragraph-rsid="00202d29" style:font-size-asian="12pt" style:font-style-asian="normal" style:font-weight-asian="normal"/>
    </style:style>
    <style:style style:name="P92" style:family="paragraph" style:parent-style-name="Standard">
      <style:text-properties officeooo:paragraph-rsid="001ba50c"/>
    </style:style>
    <style:style style:name="P93" style:family="paragraph" style:parent-style-name="Standard">
      <style:text-properties officeooo:rsid="001ba50c" officeooo:paragraph-rsid="001ba50c"/>
    </style:style>
    <style:style style:name="P94" style:family="paragraph" style:parent-style-name="Standard">
      <style:text-properties officeooo:rsid="001ba50c" officeooo:paragraph-rsid="001d1527"/>
    </style:style>
    <style:style style:name="P95" style:family="paragraph" style:parent-style-name="Standard">
      <style:text-properties officeooo:rsid="001ba50c" officeooo:paragraph-rsid="00214e9f"/>
    </style:style>
    <style:style style:name="P96" style:family="paragraph" style:parent-style-name="Standard">
      <style:text-properties officeooo:paragraph-rsid="00202d29"/>
    </style:style>
    <style:style style:name="P97" style:family="paragraph" style:parent-style-name="Standard">
      <style:text-properties officeooo:paragraph-rsid="00214e9f"/>
    </style:style>
    <style:style style:name="P98" style:family="paragraph" style:parent-style-name="Standard">
      <style:text-properties officeooo:rsid="00214e9f" officeooo:paragraph-rsid="00214e9f"/>
    </style:style>
    <style:style style:name="P99" style:family="paragraph" style:parent-style-name="Standard">
      <style:text-properties officeooo:paragraph-rsid="002319e6"/>
    </style:style>
    <style:style style:name="P100" style:family="paragraph" style:parent-style-name="Standard">
      <style:text-properties officeooo:rsid="002319e6" officeooo:paragraph-rsid="002319e6"/>
    </style:style>
    <style:style style:name="T1" style:family="text">
      <style:text-properties officeooo:rsid="0010e3e9"/>
    </style:style>
    <style:style style:name="T2" style:family="text">
      <style:text-properties fo:language="en" fo:country="GB"/>
    </style:style>
    <style:style style:name="T3" style:family="text">
      <style:text-properties fo:language="en" fo:country="GB" officeooo:rsid="00526644"/>
    </style:style>
    <style:style style:name="T4" style:family="text">
      <style:text-properties fo:language="en" fo:country="GB" officeooo:rsid="0020d392"/>
    </style:style>
    <style:style style:name="T5" style:family="text">
      <style:text-properties fo:language="en" fo:country="GB" officeooo:rsid="002be485"/>
    </style:style>
    <style:style style:name="T6" style:family="text">
      <style:text-properties fo:language="en" fo:country="GB" officeooo:rsid="0010e3e9"/>
    </style:style>
    <style:style style:name="T7" style:family="text">
      <style:text-properties fo:language="en" fo:country="GB" fo:font-style="italic" officeooo:rsid="000f707c" style:font-style-asian="italic" style:font-style-complex="italic"/>
    </style:style>
    <style:style style:name="T8" style:family="text">
      <style:text-properties fo:language="en" fo:country="GB" fo:font-style="italic" officeooo:rsid="002a6610" style:font-style-asian="italic" style:font-style-complex="italic"/>
    </style:style>
    <style:style style:name="T9" style:family="text">
      <style:text-properties fo:language="en" fo:country="GB" officeooo:rsid="0015cf8c"/>
    </style:style>
    <style:style style:name="T10" style:family="text">
      <style:text-properties fo:language="en" fo:country="GB" officeooo:rsid="000f707c"/>
    </style:style>
    <style:style style:name="T11" style:family="text">
      <style:text-properties fo:language="en" fo:country="GB" officeooo:rsid="00262951"/>
    </style:style>
    <style:style style:name="T12" style:family="text">
      <style:text-properties fo:language="en" fo:country="GB" officeooo:rsid="00140dae"/>
    </style:style>
    <style:style style:name="T13" style:family="text">
      <style:text-properties fo:language="en" fo:country="GB" officeooo:rsid="002a6610"/>
    </style:style>
    <style:style style:name="T14" style:family="text">
      <style:text-properties fo:language="en" fo:country="GB" officeooo:rsid="002a746a"/>
    </style:style>
    <style:style style:name="T15" style:family="text">
      <style:text-properties fo:language="en" fo:country="GB" officeooo:rsid="00204c7e"/>
    </style:style>
    <style:style style:name="T16" style:family="text">
      <style:text-properties fo:language="en" fo:country="GB" officeooo:rsid="0012b2e4"/>
    </style:style>
    <style:style style:name="T17" style:family="text">
      <style:text-properties fo:language="en" fo:country="GB" officeooo:rsid="00181103"/>
    </style:style>
    <style:style style:name="T18" style:family="text">
      <style:text-properties officeooo:rsid="002a6610"/>
    </style:style>
    <style:style style:name="T19" style:family="text">
      <style:text-properties officeooo:rsid="0016c903"/>
    </style:style>
    <style:style style:name="T20" style:family="text">
      <style:text-properties officeooo:rsid="002a746a"/>
    </style:style>
    <style:style style:name="T21" style:family="text">
      <style:text-properties officeooo:rsid="000f707c"/>
    </style:style>
    <style:style style:name="T22" style:family="text">
      <style:text-properties officeooo:rsid="0018241e"/>
    </style:style>
    <style:style style:name="T23" style:family="text">
      <style:text-properties style:use-window-font-color="true" style:font-name="Times-Roman" fo:font-size="12pt" fo:font-style="normal" fo:font-weight="normal" style:font-size-asian="12pt" style:font-style-asian="normal" style:font-weight-asian="normal"/>
    </style:style>
    <style:style style:name="T24" style:family="text">
      <style:text-properties style:use-window-font-color="true" style:font-name="Times-Roman" fo:font-size="12pt" fo:font-weight="normal" style:font-size-asian="12pt" style:font-weight-asian="normal"/>
    </style:style>
    <style:style style:name="T25" style:family="text">
      <style:text-properties style:use-window-font-color="true" style:font-name="Times-Italic" fo:font-size="12pt" fo:font-style="italic" fo:font-weight="normal" style:font-size-asian="12pt" style:font-style-asian="italic" style:font-weight-asian="normal"/>
    </style:style>
    <style:style style:name="T26" style:family="text">
      <style:text-properties officeooo:rsid="001e55a6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204c7e"/>
    </style:style>
    <style:style style:name="T29" style:family="text">
      <style:text-properties officeooo:rsid="0024d4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cceptance</text:span> test</text:p>
      <text:p text:style-name="P9"/>
      <text:p text:style-name="P10">Testers have been asked to add a comment to each question, at least yes/no but more is allowed, with general feedback at the end.</text:p>
      <text:p text:style-name="P77"><text:span text:style-name="T2">They were allowed to use either laptop or smar</text:span><text:span text:style-name="T3">t</text:span><text:span text:style-name="T2">phone.</text:span></text:p>
      <text:p text:style-name="P11">The answers of some of the testers were translated from Dutch.</text:p>
      <text:p text:style-name="P12"/>
      <text:p text:style-name="P4">Questions. </text:p>
      <text:p text:style-name="P13"/>
      <text:p text:style-name="P78"><text:span text:style-name="T5">N</text:span><text:span text:style-name="T6">avigation bar</text:span></text:p>
      <text:p text:style-name="P14">Can you find the <text:span text:style-name="T18">navigation</text:span> links in mobile mode?</text:p>
      <text:p text:style-name="P52">Can you browse through the club games without being signed in?</text:p>
      <text:p text:style-name="P58">Can you click on the links there and go to a page with details?</text:p>
      <text:p text:style-name="P16"/>
      <text:p text:style-name="P17">Membership</text:p>
      <text:p text:style-name="P38">Can you create an account?</text:p>
      <text:p text:style-name="P40">Can you login?</text:p>
      <text:p text:style-name="P42">Can you logout?<text:line-break/>Can you reset your password?</text:p>
      <text:p text:style-name="P42"/>
      <text:p text:style-name="P87"><text:span text:style-name="T7">Database</text:span><text:span text:style-name="T8"> functionality</text:span></text:p>
      <text:p text:style-name="P87"><text:span text:style-name="T9">Can you add a </text:span><text:span text:style-name="T10">game</text:span><text:span text:style-name="T9"> </text:span><text:span text:style-name="T11">entry</text:span><text:span text:style-name="T9">? </text:span><text:span text:style-name="T11">Can you add one w</text:span><text:span text:style-name="T4">ith a picture?</text:span></text:p>
      <text:p text:style-name="P94"><text:span text:style-name="T4">Can you go to the page where you can browse through your games?</text:span></text:p>
      <text:p text:style-name="P42">Can you do a search?</text:p>
      <text:p text:style-name="P45">Can you go to the details page from the search/<text:span text:style-name="T26">browse</text:span> results?</text:p>
      <text:p text:style-name="P48">Can you edit an entry?</text:p>
      <text:p text:style-name="P42"><text:span text:style-name="T19">Can you del</text:span><text:span text:style-name="T18">e</text:span><text:span text:style-name="T19">te an entry?</text:span></text:p>
      <text:p text:style-name="P42"/>
      <text:p text:style-name="P17">Optional</text:p>
      <text:p text:style-name="P87"><text:span text:style-name="T12">Can you reach th</text:span><text:span text:style-name="T13">e, entry/search/</text:span><text:span text:style-name="T10">detail</text:span><text:span text:style-name="T13">,</text:span><text:span text:style-name="T12"> page</text:span><text:span text:style-name="T14">s</text:span><text:span text:style-name="T12"> without being logged in?</text:span></text:p>
      <text:p text:style-name="P87"><text:span text:style-name="T14">Test the error messages, like trying to add a </text:span><text:span text:style-name="T10">game</text:span><text:span text:style-name="T14"> with no title or login with wrong information. </text:span></text:p>
      <text:p text:style-name="P88"><text:span text:style-name="T14">Is there anything you would like to see added to th</text:span><text:span text:style-name="T15">is</text:span><text:span text:style-name="T14"> application?</text:span></text:p>
      <text:p text:style-name="P51"/>
      <text:p text:style-name="P20">General feedback and opinions.</text:p>
      <text:p text:style-name="P1"/>
      <text:p text:style-name="P1"/>
      <text:p text:style-name="P1"/>
      <text:p text:style-name="P6">Tester one:</text:p>
      <text:p text:style-name="P6"/>
      <text:p text:style-name="P79"><text:span text:style-name="T24">Can you find the navigation links in mobile mode?</text:span></text:p>
      <text:p text:style-name="P7"><text:span text:style-name="T23">Yes they show up on top of the page.</text:span></text:p>
      <text:p text:style-name="P7"><text:span text:style-name="T23"/></text:p>
      <text:p text:style-name="P79"><text:span text:style-name="T24">Can you browse through the club games without being signed in?</text:span></text:p>
      <text:p text:style-name="P7"><text:span text:style-name="T23">Yes I can.</text:span></text:p>
      <text:p text:style-name="P53"/>
      <text:p text:style-name="P80"><text:span text:style-name="T24">Can you click on the links there and go to a page with details?</text:span></text:p>
      <text:p text:style-name="P54"><text:span text:style-name="T23">Yes I can click on the links. When I click on a game I see the name of the came, the amount of players and a nice little image.</text:span></text:p>
      <text:p text:style-name="P53"/>
      <text:p text:style-name="P81"><text:span text:style-name="T24">Can you create an account?</text:span></text:p>
      <text:p text:style-name="P92"><text:span text:style-name="T23">Yes I can :)</text:span></text:p>
      <text:p text:style-name="P90"/>
      <text:p text:style-name="P81"><text:soft-page-break/><text:span text:style-name="T24">Can you login?</text:span></text:p>
      <text:p text:style-name="P55"><text:span text:style-name="T23">I am logged into my account.</text:span></text:p>
      <text:p text:style-name="P55"><text:span text:style-name="T23"/></text:p>
      <text:p text:style-name="P81"><text:span text:style-name="T24">Can you logout?</text:span></text:p>
      <text:p text:style-name="P55"><text:span text:style-name="T23">Yes</text:span></text:p>
      <text:p text:style-name="P53"/>
      <text:p text:style-name="P81"><text:span text:style-name="T24"> Can you reset your password?</text:span></text:p>
      <text:p text:style-name="P55"><text:span text:style-name="T23">Probably but I haven’t received an e-mail to reset it, I could find the button.</text:span></text:p>
      <text:p text:style-name="P55"><text:span text:style-name="T23"/></text:p>
      <text:p text:style-name="P81"><text:span text:style-name="T9">Can you add a </text:span><text:span text:style-name="T10">game</text:span><text:span text:style-name="T9"> </text:span><text:span text:style-name="T11">entry</text:span><text:span text:style-name="T9">? </text:span><text:span text:style-name="T11">Can you add one w</text:span><text:span text:style-name="T4">ith a picture?</text:span></text:p>
      <text:p text:style-name="P93"><text:span text:style-name="T4">Y</text:span><text:span text:style-name="T2">es my entry was uploaded successfully.</text:span></text:p>
      <text:p text:style-name="P92"><text:span text:style-name="T4"/></text:p>
      <text:p text:style-name="P82"><text:span text:style-name="T4">C</text:span><text:span text:style-name="T2">an you go to the page where you can browse through your games?</text:span></text:p>
      <text:p text:style-name="P93"><text:span text:style-name="T2">Yes</text:span></text:p>
      <text:p text:style-name="P92"><text:span text:style-name="T4"/></text:p>
      <text:p text:style-name="P29">Can you do a search?</text:p>
      <text:p text:style-name="P74">Yes, my game shows up. :)</text:p>
      <text:p text:style-name="P43"/>
      <text:p text:style-name="P18">Can you go to the details page from the search/<text:span text:style-name="T26">browse</text:span> results?</text:p>
      <text:p text:style-name="P75">Yes it says the name of the game, my image and that I can edit the entry.</text:p>
      <text:p text:style-name="P46"/>
      <text:p text:style-name="P31">Can you edit an entry?</text:p>
      <text:p text:style-name="P75">Yes I have now changed the game to ‘Jenga 1’ and it was valid.</text:p>
      <text:p text:style-name="P49"/>
      <text:p text:style-name="P29"><text:span text:style-name="T19">Can you del</text:span><text:span text:style-name="T18">e</text:span><text:span text:style-name="T19">te an entry?</text:span></text:p>
      <text:p text:style-name="P75">Yes and it also asked if I wanted to delete it (a nice popup showed up).</text:p>
      <text:p text:style-name="P75">I deleted it and it worked.</text:p>
      <text:p text:style-name="P75"/>
      <text:p text:style-name="P84"><text:span text:style-name="T24">Can you reach the, entry/search/detail, pages without being logged in?</text:span></text:p>
      <text:p text:style-name="P61"><text:span text:style-name="T24">They don’t show in the menu bar when I am logged out.</text:span></text:p>
      <text:p text:style-name="P61"><text:span text:style-name="T24"/></text:p>
      <text:p text:style-name="P84"><text:span text:style-name="T24">Test the error messages, like trying to add a game with no title or login with wrong information.</text:span></text:p>
      <text:p text:style-name="P61"><text:span text:style-name="T24">I haven’t received an error message. Only when I don’t entry all the information it shows ‘Please fill in this field’ which is great. </text:span></text:p>
      <text:p text:style-name="P61"><text:span text:style-name="T24"/></text:p>
      <text:p text:style-name="P61"><text:span text:style-name="T25">General feedback and opinions.</text:span></text:p>
      <text:p text:style-name="P96"><text:span text:style-name="T23">I think it is ‘Let’s play’ instead of ‘Lets’ - but maybe this is a styling choice for the logo. Looks cool with the icon of the buddies. Gives a nice ‘game’ feeling with the red. </text:span></text:p>
      <text:p text:style-name="P91"/>
      <text:p text:style-name="P61"><text:span text:style-name="T24">Maybe also put ‘Browse Yours’ instead of ‘Browse yours’, so every word in the menu starts with a capital.</text:span></text:p>
      <text:p text:style-name="P61"><text:span text:style-name="T24"/></text:p>
      <text:p text:style-name="P53"/>
      <text:p text:style-name="P8">Tester two:</text:p>
      <text:p text:style-name="P56"/>
      <text:p text:style-name="P21">Can you find the <text:span text:style-name="T18">navigation</text:span> links in mobile mode?</text:p>
      <text:p text:style-name="P57">Yes</text:p>
      <text:p text:style-name="P15"/>
      <text:p text:style-name="P23">Can you browse through the club games without being signed in?</text:p>
      <text:p text:style-name="P57">Yes</text:p>
      <text:p text:style-name="P56"/>
      <text:p text:style-name="P25">Can you click on the links there and go to a page with details?</text:p>
      <text:p text:style-name="P59"><text:soft-page-break/>Yes</text:p>
      <text:p text:style-name="P59"/>
      <text:p text:style-name="P26">Can you create an account?</text:p>
      <text:p text:style-name="P60">Yes, with some difficulty. Lots of repeating error messages.</text:p>
      <text:p text:style-name="P56"/>
      <text:p text:style-name="P28">Can you login?</text:p>
      <text:p text:style-name="P59">Yes.</text:p>
      <text:p text:style-name="P59"/>
      <text:p text:style-name="P28">Can you logout?</text:p>
      <text:p text:style-name="P59">Yes.</text:p>
      <text:p text:style-name="P59"/>
      <text:p text:style-name="P28">Can you reset your password?</text:p>
      <text:p text:style-name="P59">Not on mobile but but it works on ipad and pc.</text:p>
      <text:p text:style-name="P59"/>
      <text:p text:style-name="P28">Can you add a game entry?</text:p>
      <text:p text:style-name="P59">Yes.</text:p>
      <text:p text:style-name="P59"/>
      <text:p text:style-name="P28">Can you add one with a picture?</text:p>
      <text:p text:style-name="P72">Yes</text:p>
      <text:p text:style-name="P59"/>
      <text:p text:style-name="P28">Can you go to the page where you can browse your own games?</text:p>
      <text:p text:style-name="P89"><text:span text:style-name="T16">Ye</text:span><text:span text:style-name="T17">s</text:span><text:span text:style-name="T16">.</text:span></text:p>
      <text:p text:style-name="P59"/>
      <text:p text:style-name="P28">Can you do a search?</text:p>
      <text:p text:style-name="P59">Yes <text:span text:style-name="T22">but after adding three games and doing a search for the first it didn’t appear the other to did</text:span>.</text:p>
      <text:p text:style-name="P59"/>
      <text:p text:style-name="P28">Can you go to the details page from the search/browse results?</text:p>
      <text:p text:style-name="P59"><text:span text:style-name="T22">Yes</text:span>.</text:p>
      <text:p text:style-name="P59"/>
      <text:p text:style-name="P28">Can you edit an entry?</text:p>
      <text:p text:style-name="P59">Yes.</text:p>
      <text:p text:style-name="P59"/>
      <text:p text:style-name="P28">Can you delete an entry?</text:p>
      <text:p text:style-name="P73">Yes</text:p>
      <text:p text:style-name="P59"/>
      <text:p text:style-name="P28">Can you reach the entry/search/detail pages without being logged in?</text:p>
      <text:p text:style-name="P59">No</text:p>
      <text:p text:style-name="P59"/>
      <text:p text:style-name="P28"><text:span text:style-name="T20">Test the error messages, like trying to add a </text:span><text:span text:style-name="T21">game</text:span><text:span text:style-name="T20"> with no title or login with wrong information. </text:span></text:p>
      <text:p text:style-name="P65">A request to specify the name of the game or the amount of players is given if these aren’t filled in.</text:p>
      <text:p text:style-name="P65"/>
      <text:p text:style-name="P73">Maybe add a check to see if a game already exists when you try to add <text:s/>a duplicate?</text:p>
      <text:p text:style-name="P56"/>
      <text:p text:style-name="P8">Tester three:</text:p>
      <text:p text:style-name="P8"/>
      <text:p text:style-name="P22">Can you find the <text:span text:style-name="T18">navigation</text:span> links in mobile mode?</text:p>
      <text:p text:style-name="P64">Yes I can find the navigation links in mobile mode.</text:p>
      <text:p text:style-name="P64"/>
      <text:p text:style-name="P64"/>
      <text:p text:style-name="P62"/>
      <text:p text:style-name="P62"/>
      <text:p text:style-name="P24">Can you browse through the club games without being signed in?</text:p>
      <text:p text:style-name="P64"><text:soft-page-break/>Yes I can browse through the club games without being signed in.</text:p>
      <text:p text:style-name="P63"/>
      <text:p text:style-name="P34">Can you click on the links there and go to a page with details?</text:p>
      <text:p text:style-name="P69">Yes I can see the details; the number of players and a picture of the game.</text:p>
      <text:p text:style-name="P68"/>
      <text:p text:style-name="P27">Can you create an account?</text:p>
      <text:p text:style-name="P76">Yes.</text:p>
      <text:p text:style-name="P39"/>
      <text:p text:style-name="P33">Can you login?</text:p>
      <text:p text:style-name="P76">Yes.</text:p>
      <text:p text:style-name="P41"/>
      <text:p text:style-name="P35">Can you logout?</text:p>
      <text:p text:style-name="P69">Yes.</text:p>
      <text:p text:style-name="P70"><text:line-break/><text:span text:style-name="T27">Can you reset your password?</text:span></text:p>
      <text:p text:style-name="P69">No.</text:p>
      <text:p text:style-name="P8"/>
      <text:p text:style-name="P85"><text:span text:style-name="T9">Can you add a </text:span><text:span text:style-name="T10">game</text:span><text:span text:style-name="T9"> </text:span><text:span text:style-name="T11">entry</text:span><text:span text:style-name="T9">? </text:span><text:span text:style-name="T11">Can you add one w</text:span><text:span text:style-name="T4">ith a picture?</text:span></text:p>
      <text:p text:style-name="P98"><text:span text:style-name="T4">Y</text:span><text:span text:style-name="T2">es I can add a game entry also with a picture.</text:span></text:p>
      <text:p text:style-name="P97"><text:span text:style-name="T4"/></text:p>
      <text:p text:style-name="P83"><text:span text:style-name="T4">Can you go to the page where you can browse through your games?</text:span></text:p>
      <text:p text:style-name="P98"><text:span text:style-name="T4">Y</text:span><text:span text:style-name="T2">es.</text:span></text:p>
      <text:p text:style-name="P95"><text:span text:style-name="T4"/></text:p>
      <text:p text:style-name="P30">Can you do a search?</text:p>
      <text:p text:style-name="P76">Yes.</text:p>
      <text:p text:style-name="P44"/>
      <text:p text:style-name="P19">Can you go to the details page from the search/<text:span text:style-name="T26">browse</text:span> results?</text:p>
      <text:p text:style-name="P76">Yes.</text:p>
      <text:p text:style-name="P47"/>
      <text:p text:style-name="P32">Can you edit an entry?</text:p>
      <text:p text:style-name="P76">Yes.</text:p>
      <text:p text:style-name="P50"/>
      <text:p text:style-name="P35"><text:span text:style-name="T19">Can you del</text:span><text:span text:style-name="T18">e</text:span><text:span text:style-name="T19">te an entry?</text:span></text:p>
      <text:p text:style-name="P36">Yes.</text:p>
      <text:p text:style-name="P8"/>
      <text:p text:style-name="P86"><text:span text:style-name="T12">Can you reach th</text:span><text:span text:style-name="T13">e, entry/search/</text:span><text:span text:style-name="T10">detail</text:span><text:span text:style-name="T13">,</text:span><text:span text:style-name="T12"> page</text:span><text:span text:style-name="T14">s</text:span><text:span text:style-name="T12"> without being logged in?</text:span></text:p>
      <text:p text:style-name="P100"><text:span text:style-name="T12">I </text:span><text:span text:style-name="T2">can not reach the entry page. I can find the club games and their details.</text:span></text:p>
      <text:p text:style-name="P99"><text:span text:style-name="T14"/></text:p>
      <text:p text:style-name="P37"><text:span text:style-name="T20">Is there anything you would like to see added to th</text:span><text:span text:style-name="T28">is</text:span><text:span text:style-name="T20"> application?</text:span></text:p>
      <text:p text:style-name="P71">No I think it is a great application!</text:p>
      <text:p text:style-name="P2"/>
      <text:p text:style-name="P5">Personal notes:</text:p>
      <text:p text:style-name="P5"/>
      <text:p text:style-name="P66">I wish I were there when some of these testers were trying out the application.</text:p>
      <text:p text:style-name="P67">One tester thought they were stuck when there was no confirmation email after she made an account. <text:span text:style-name="T29">I think it is also a good idea to add a note to the password reset request page that the email they’ll receive will probably end up in their spam fold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02T11:08:15.798000000</meta:creation-date>
    <dc:date>2021-11-17T13:24:23.692000000</dc:date>
    <meta:editing-duration>P11DT23H12M20S</meta:editing-duration>
    <meta:editing-cycles>16</meta:editing-cycles>
    <meta:generator>LibreOffice/6.4.0.3$Windows_X86_64 LibreOffice_project/b0a288ab3d2d4774cb44b62f04d5d28733ac6df8</meta:generator>
    <meta:document-statistic meta:table-count="0" meta:image-count="0" meta:object-count="0" meta:page-count="4" meta:paragraph-count="128" meta:word-count="1055" meta:character-count="5370" meta:non-whitespace-character-count="4435"/>
  </office:meta>
</office:document-meta>
</file>